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style:font-weight-asian="bold" style:font-weight-complex="bold"/>
    </style:style>
    <style:style style:name="P2" style:family="paragraph" style:parent-style-name="Standard" style:list-style-name="L1">
      <style:text-properties style:font-name="Calibri" fo:font-weight="bold" style:font-weight-asian="bold" style:font-weight-complex="bold"/>
    </style:style>
    <style:style style:name="P3" style:family="paragraph" style:parent-style-name="Standard" style:list-style-name="L2">
      <style:text-properties style:font-name="Calibri" fo:font-weight="bold" style:font-weight-asian="bold" style:font-weight-complex="bold"/>
    </style:style>
    <style:style style:name="P4" style:family="paragraph" style:parent-style-name="Standard">
      <style:text-properties style:font-name="Calibri" fo:font-size="36pt" fo:font-weight="bold" style:font-size-asian="36pt" style:font-weight-asian="bold" style:font-size-complex="36pt" style:font-weight-complex="bold"/>
    </style:style>
    <style:style style:name="P5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Calibri" fo:font-size="24pt" fo:font-weight="normal" style:font-size-asian="24pt" style:font-weight-asian="normal" style:font-size-complex="24pt" style:font-weight-complex="normal"/>
    </style:style>
    <style:style style:name="P7" style:family="paragraph" style:parent-style-name="Standard"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3">
      <style:text-properties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font-name="Calibri"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style:font-name="Calibri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break-before="page" fo:padding="0.074cm" fo:border-left="none" fo:border-right="none" fo:border-top="none" fo:border-bottom="0.002cm solid #000000" style:join-border="false"/>
      <style:text-properties style:font-name="Calibri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hemaShovelWeb</text:p>
      <text:p text:style-name="P1"><text:span text:style-name="T1"/></text:p>
      <text:p text:style-name="P1"><text:span text:style-name="T1">The SchemaShovelWeb database is a MySQL database, for the SchemaShovelWeb application. It is designed to store data that describes the structure of databases.</text:span></text:p>
      <text:p text:style-name="P1"><text:span text:style-name="T1"/></text:p>
      <text:p text:style-name="P10"><text:span text:style-name="T2">Tables</text:span></text:p>
      <text:p text:style-name="P1"><text:span text:style-name="T1"/></text:p>
      <text:p text:style-name="P5"><text:span text:style-name="T1">database:</text:span></text:p>
      <text:p text:style-name="P7"><text:span text:style-name="T1"/></text:p>
      <text:p text:style-name="P7"><text:span text:style-name="T1">This holds information on the different database's that have been recorded in the application.</text:span></text:p>
      <text:p text:style-name="P1"><text:span text:style-name="T1"/></text:p>
      <text:list xml:id="list1484474792471498316" text:style-name="L1">
        <text:list-item>
          <text:p text:style-name="P2">id (INT – PK)<text:span text:style-name="T1"> – This is the primary key of the table</text:span></text:p>
        </text:list-item>
        <text:list-item>
          <text:p text:style-name="P2">name (VARCHAR(45))<text:span text:style-name="T1"> – This is the name of the database record</text:span></text:p>
        </text:list-item>
      </text:list>
      <text:p text:style-name="P1"><text:span text:style-name="T1"/></text:p>
      <text:p text:style-name="P1"><text:span text:style-name="T1"/></text:p>
      <text:p text:style-name="P5"><text:span text:style-name="T1">schema:</text:span></text:p>
      <text:p text:style-name="P7"><text:span text:style-name="T1"/></text:p>
      <text:p text:style-name="P7"><text:span text:style-name="T1">This holds information on the different database schemas that are contained within the recorded databases.</text:span></text:p>
      <text:p text:style-name="P1"><text:span text:style-name="T1"/></text:p>
      <text:list xml:id="list7612732229373731612" text:style-name="L2">
        <text:list-item>
          <text:p text:style-name="P3">id (INT – PK)<text:span text:style-name="T1"> – This is the primary key of the table</text:span></text:p>
        </text:list-item>
        <text:list-item>
          <text:p text:style-name="P3">databaseID (INT – FK to `database`)<text:span text:style-name="T1"> – This links the schema to its parent database, in a many-to-one relationship</text:span></text:p>
        </text:list-item>
        <text:list-item>
          <text:p text:style-name="P3">name (VARCHAR(45))<text:span text:style-name="T1"> – This is the name of the schema</text:span></text:p>
        </text:list-item>
        <text:list-item>
          <text:p text:style-name="P3">description (VARCHAR(2000))<text:span text:style-name="T1"> – This is a description of the schema</text:span></text:p>
        </text:list-item>
      </text:list>
      <text:p text:style-name="P1"><text:span text:style-name="T1"/></text:p>
      <text:p text:style-name="P5"><text:span text:style-name="T1">table:</text:span></text:p>
      <text:p text:style-name="P7"><text:span text:style-name="T1"/></text:p>
      <text:p text:style-name="P7"><text:span text:style-name="T1">This holds information on the different database tables that are contained within the recorded schemas.</text:span></text:p>
      <text:p text:style-name="P1"><text:span text:style-name="T1"/></text:p>
      <text:list xml:id="list34222269" text:continue-numbering="true" text:style-name="L2">
        <text:list-item>
          <text:p text:style-name="P3">id (INT – PK)<text:span text:style-name="T1"> – This is the primary key of the `table` table</text:span></text:p>
        </text:list-item>
        <text:list-item>
          <text:p text:style-name="P3">schemaID (INT – FK to `schema`) <text:span text:style-name="T1">– This links the table record to its parent schema, in a many-to-one relationship</text:span></text:p>
        </text:list-item>
        <text:list-item>
          <text:p text:style-name="P3">name (VARCHAR(45))<text:span text:style-name="T1"> – This is the name of the recorded table</text:span></text:p>
        </text:list-item>
        <text:list-item>
          <text:p text:style-name="P3">description (VARCHAR(2000))<text:span text:style-name="T1"> – This is a description of the recorded table</text:span></text:p>
        </text:list-item>
      </text:list>
      <text:p text:style-name="P1"><text:span text:style-name="T1"/></text:p>
      <text:p text:style-name="P5"><text:span text:style-name="T1"/></text:p>
      <text:p text:style-name="P11"><text:span text:style-name="T1">column:</text:span></text:p>
      <text:p text:style-name="P7"><text:span text:style-name="T1"/></text:p>
      <text:p text:style-name="P7"><text:span text:style-name="T1">This holds information on the different database columns that are contained within the recorded databases.</text:span></text:p>
      <text:p text:style-name="P1"><text:span text:style-name="T1"/></text:p>
      <text:list xml:id="list34220699" text:continue-numbering="true" text:style-name="L2">
        <text:list-item>
          <text:p text:style-name="P3">id (INT – PK)<text:span text:style-name="T1"> – This is the primary key of the table</text:span></text:p>
        </text:list-item>
        <text:list-item>
          <text:p text:style-name="P3">tableID (INT – FK to `table`)<text:span text:style-name="T1"> – This links the column to its parent table, in a many-to-one relationship</text:span></text:p>
        </text:list-item>
        <text:list-item>
          <text:p text:style-name="P3">name (VARCHAR(45))<text:span text:style-name="T1"> – This is the name of the column</text:span></text:p>
        </text:list-item>
        <text:list-item>
          <text:p text:style-name="P3">description (VARCHAR(2000))<text:span text:style-name="T1"> – This is a description of the column</text:span></text:p>
        </text:list-item>
        <text:list-item>
          <text:p text:style-name="P3">foreign_key_to_table_id (INT – FK to `table`)<text:span text:style-name="T1"> – If the recorded column had a foreign key constraint, this is represented here by a link to the `table` record that this column had the constraint to.</text:span></text:p>
        </text:list-item>
      </text:list>
      <text:p text:style-name="P1"><text:span text:style-name="T1"/></text:p>
      <text:p text:style-name="P12"><text:span text:style-name="T2">Stored Procedures</text:span></text:p>
      <text:p text:style-name="P9"/>
      <text:p text:style-name="P6">spDeleteDatabaseRecordAndRelations:</text:p>
      <text:p text:style-name="P9"/>
      <text:p text:style-name="P9">Inputs:</text:p>
      <text:list xml:id="list5804988034265599027" text:style-name="L3">
        <text:list-item>
          <text:p text:style-name="P8">databaseID (LONG)<text:span text:style-name="T1"> – The ID of the record to delete in the `database` table</text:span></text:p>
        </text:list-item>
      </text:list>
      <text:p text:style-name="P7"><text:span text:style-name="T1"/></text:p>
      <text:p text:style-name="P7"><text:span text:style-name="T1">This procedure will delete the requested record in the `database` table, but it will also delete the entire chain of related records (schema/table/column). This de-couples the deletion process from the foreign key constraints, as the original version of this SP just deleted the `database` record, and allowed the constraints to deal with deleting the related records.</text:span></text:p>
      <text:p text:style-name="P7"><text:span text:style-name="T1"/></text:p>
      <text:p text:style-name="P1"><text:span text:style-name="T1">Originally, this was just done by the application. However, later decided to let the database be in control of how this process is implemen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4T13:32:53.24</meta:creation-date>
    <dc:date>2021-09-04T14:00:32.40</dc:date>
    <meta:editing-duration>PT12M37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3" meta:paragraph-count="32" meta:word-count="420" meta:character-count="2444"/>
  </office:meta>
</office:document-meta>
</file>